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ext_20_body">
      <style:text-properties style:font-name="Liberation Sans" fo:font-style="normal" style:font-style-asian="normal" style:font-style-complex="normal"/>
    </style:style>
    <style:style style:name="P14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5" style:family="paragraph" style:parent-style-name="Text_20_body">
      <style:text-properties officeooo:paragraph-rsid="0009b48f"/>
    </style:style>
    <style:style style:name="P16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17" style:family="paragraph" style:parent-style-name="Heading_20_2">
      <style:text-properties style:font-name="Liberation Sans"/>
    </style:style>
    <style:style style:name="P18" style:family="paragraph" style:parent-style-name="Heading_20_2">
      <style:text-properties officeooo:rsid="0009b48f" officeooo:paragraph-rsid="0009b48f"/>
    </style:style>
    <style:style style:name="P1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21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22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T1" style:family="text">
      <style:text-properties officeooo:rsid="0006229d"/>
    </style:style>
    <style:style style:name="T2" style:family="text">
      <style:text-properties officeooo:rsid="0007735a"/>
    </style:style>
    <style:style style:name="T3" style:family="text">
      <style:text-properties officeooo:rsid="0007f64a"/>
    </style:style>
    <style:style style:name="T4" style:family="text">
      <style:text-properties officeooo:rsid="000ac823"/>
    </style:style>
    <style:style style:name="T5" style:family="text">
      <style:text-properties officeooo:rsid="000c93a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3">Étude</text:span> de <text:span text:style-name="T3">simulation</text:span></text:h>
      <text:p text:style-name="P2"/>
      <text:h text:style-name="P17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0">[simulation.getAuthorFullName;s<text:span text:style-name="T2">trconv=no</text:span>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2"/>
      <text:h text:style-name="P17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h text:style-name="P17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0">[simulation.type_contrat;s<text:span text:style-name="T1">trconv=no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0">[simulation.coeff; frm=0,00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1">[simulation.date_demarrage; frm=dd/mm/yy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2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13"/>
      <text:h text:style-name="P17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5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4"/>
      <text:h text:style-name="P18" text:outline-level="2"><text:soft-page-break/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20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21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20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22">[simulation.numero_accord]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2-05T17:40:20.236450084</dc:date>
    <dc:creator>Geoffrey Girard</dc:creator>
    <meta:editing-duration>PT3H2M54S</meta:editing-duration>
    <meta:editing-cycles>91</meta:editing-cycles>
    <meta:generator>LibreOffice/4.1.3.2$Linux_X86_64 LibreOffice_project/410m0$Build-2</meta:generator>
    <meta:document-statistic meta:table-count="5" meta:image-count="1" meta:object-count="0" meta:page-count="2" meta:paragraph-count="71" meta:word-count="126" meta:character-count="1496" meta:non-whitespace-character-count="1441"/>
  </office:meta>
</office:document-meta>
</file>